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629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4.6528in"/>
    </style:style>
    <style:style style:name="co18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AA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number-columns-repeated="6"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/>
          <table:table-cell table:number-columns-repeated="6"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ARC-AREA-EFF (AAE)</text:p>
          </table:table-cell>
          <table:table-cell table:number-columns-repeated="4"/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number-columns-repeated="4" table:style-name="ce2" office:value-type="string" calcext:value-type="string">
            <text:p>Arc-Area-Eff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5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number-columns-repeated="4"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  <table:table-cell table:style-name="ce2" office:value-type="string" calcext:value-type="string">
            <text:p>\\</text:p>
          </table:table-cell>
          <table:table-cell table:style-name="ce2" table:number-columns-repeated="5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table:number-columns-repeated="4"/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float" office:value="0.000002203789163406" calcext:value-type="float">
            <text:p>2.203789163406E-06</text:p>
          </table:table-cell>
          <table:table-cell table:style-name="ce1" office:value-type="float" office:value="0.000004407213023407" calcext:value-type="float">
            <text:p>4.407213023407E-06</text:p>
          </table:table-cell>
          <table:table-cell table:style-name="ce1" office:value-type="float" office:value="0.00000661027138322" calcext:value-type="float">
            <text:p>6.610271383220E-06</text:p>
          </table:table-cell>
          <table:table-cell table:style-name="ce1" office:value-type="float" office:value="0.00000881295627196" calcext:value-type="float">
            <text:p>8.812956271960E-06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1" office:value-type="float" office:value="0.00001386987988559" calcext:value-type="float">
            <text:p>1.386987988559E-05</text:p>
          </table:table-cell>
          <table:table-cell table:style-name="ce1" office:value-type="float" office:value="0.00002387508767166" calcext:value-type="float">
            <text:p>2.387508767166E-05</text:p>
          </table:table-cell>
          <table:table-cell table:style-name="ce1" office:value-type="float" office:value="0.00003042915776933" calcext:value-type="float">
            <text:p>3.042915776933E-05</text:p>
          </table:table-cell>
          <table:table-cell table:style-name="ce1" office:value-type="float" office:value="0.00003399976598039" calcext:value-type="float">
            <text:p>3.399976598039E-05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1" office:value-type="float" office:value="0.00005705012452441" calcext:value-type="float">
            <text:p>5.705012452441E-05</text:p>
          </table:table-cell>
          <table:table-cell table:style-name="ce1" office:value-type="float" office:value="0.00007011661778683" calcext:value-type="float">
            <text:p>7.011661778683E-05</text:p>
          </table:table-cell>
          <table:table-cell table:style-name="ce1" office:value-type="float" office:value="0.00007202851879506" calcext:value-type="float">
            <text:p>7.202851879506E-05</text:p>
          </table:table-cell>
          <table:table-cell table:style-name="ce1" office:value-type="float" office:value="0.00007202932786929" calcext:value-type="float">
            <text:p>7.202932786929E-05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1" office:value-type="float" office:value="0.000005445092899523" calcext:value-type="float">
            <text:p>5.445092899523E-06</text:p>
          </table:table-cell>
          <table:table-cell table:style-name="ce1" office:value-type="float" office:value="0.000009925041122094" calcext:value-type="float">
            <text:p>9.925041122094E-06</text:p>
          </table:table-cell>
          <table:table-cell table:style-name="ce1" office:value-type="float" office:value="0.00001361121273884" calcext:value-type="float">
            <text:p>1.361121273884E-05</text:p>
          </table:table-cell>
          <table:table-cell table:style-name="ce1" office:value-type="float" office:value="0.00001643334424114" calcext:value-type="float">
            <text:p>1.643334424114E-05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1" office:value-type="float" office:value="0.00003691654413053" calcext:value-type="float">
            <text:p>3.691654413053E-05</text:p>
          </table:table-cell>
          <table:table-cell table:style-name="ce1" office:value-type="float" office:value="0.00004524898511695" calcext:value-type="float">
            <text:p>4.524898511695E-05</text:p>
          </table:table-cell>
          <table:table-cell table:style-name="ce1" office:value-type="float" office:value="0.00004881992306637" calcext:value-type="float">
            <text:p>4.881992306637E-05</text:p>
          </table:table-cell>
          <table:table-cell table:style-name="ce1" office:value-type="float" office:value="0.00005085042486059" calcext:value-type="float">
            <text:p>5.085042486059E-05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1" office:value-type="float" office:value="0.000001158518631091" calcext:value-type="float">
            <text:p>1.158518631091E-06</text:p>
          </table:table-cell>
          <table:table-cell table:style-name="ce1" office:value-type="float" office:value="0.000002316710975042" calcext:value-type="float">
            <text:p>2.316710975042E-06</text:p>
          </table:table-cell>
          <table:table-cell table:style-name="ce1" office:value-type="float" office:value="0.000003474576811966" calcext:value-type="float">
            <text:p>3.474576811966E-06</text:p>
          </table:table-cell>
          <table:table-cell table:style-name="ce1" office:value-type="float" office:value="0.000004632116113725" calcext:value-type="float">
            <text:p>4.632116113725E-06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1" office:value-type="float" office:value="0.0004820054776519" calcext:value-type="float">
            <text:p>4.820054776519E-04</text:p>
          </table:table-cell>
          <table:table-cell table:style-name="ce1" office:value-type="float" office:value="0.0004819406921788" calcext:value-type="float">
            <text:p>4.819406921788E-04</text:p>
          </table:table-cell>
          <table:table-cell table:style-name="ce1" office:value-type="float" office:value="0.0004818512589475" calcext:value-type="float">
            <text:p>4.818512589475E-04</text:p>
          </table:table-cell>
          <table:table-cell table:style-name="ce1" office:value-type="float" office:value="0.0004818661991448" calcext:value-type="float">
            <text:p>4.818661991448E-04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1" office:value-type="float" office:value="0.00004751833890898" calcext:value-type="float">
            <text:p>4.751833890898E-05</text:p>
          </table:table-cell>
          <table:table-cell table:style-name="ce1" office:value-type="float" office:value="0.00004822057586226" calcext:value-type="float">
            <text:p>4.822057586226E-05</text:p>
          </table:table-cell>
          <table:table-cell table:style-name="ce1" office:value-type="float" office:value="0.00004821346349097" calcext:value-type="float">
            <text:p>4.821346349097E-05</text:p>
          </table:table-cell>
          <table:table-cell table:style-name="ce1" office:value-type="float" office:value="0.00004820475130965" calcext:value-type="float">
            <text:p>4.820475130965E-05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1" office:value-type="float" office:value="0.000001971493430212" calcext:value-type="float">
            <text:p>1.971493430212E-06</text:p>
          </table:table-cell>
          <table:table-cell table:style-name="ce1" office:value-type="float" office:value="0.000003851719659103" calcext:value-type="float">
            <text:p>3.851719659103E-06</text:p>
          </table:table-cell>
          <table:table-cell table:style-name="ce1" office:value-type="float" office:value="0.000005606883043752" calcext:value-type="float">
            <text:p>5.606883043752E-06</text:p>
          </table:table-cell>
          <table:table-cell table:style-name="ce1" office:value-type="float" office:value="0.000007299193359018" calcext:value-type="float">
            <text:p>7.299193359018E-06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1" office:value-type="float" office:value="0.000005943528031539" calcext:value-type="float">
            <text:p>5.943528031539E-06</text:p>
          </table:table-cell>
          <table:table-cell table:style-name="ce1" office:value-type="float" office:value="0.000008356965006276" calcext:value-type="float">
            <text:p>8.356965006276E-06</text:p>
          </table:table-cell>
          <table:table-cell table:style-name="ce1" office:value-type="float" office:value="0.000009309385400583" calcext:value-type="float">
            <text:p>9.309385400583E-06</text:p>
          </table:table-cell>
          <table:table-cell table:style-name="ce1" office:value-type="float" office:value="0.00000981200996486" calcext:value-type="float">
            <text:p>9.812009964860E-06</text:p>
          </table:table-cell>
          <table:table-cell table:style-name="ce2" office:value-type="string" calcext:value-type="string">
            <text:p>\\</text:p>
          </table:table-cell>
          <table:table-cell table:style-name="ce3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 table:number-columns-repeated="3"/>
          <table:table-cell table:number-columns-repeated="2"/>
          <table:table-cell table:style-name="ce2" table:number-columns-repeated="3"/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2"/>
          <table:table-cell table:style-name="ce1"/>
          <table:table-cell table:style-name="ce3"/>
          <table:table-cell table:style-name="ce2"/>
          <table:table-cell table:style-name="ce1" table:number-columns-repeated="3"/>
          <table:table-cell table:number-columns-repeated="4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C10-L0.18-A28-CIRCLE SUM-ARC-AREA/SUM-CHORD-LENGTH <text:s text:c="5"/></text:p>
          </table:table-cell>
          <table:table-cell table:style-name="ce1" office:value-type="float" office:value="0.000002203789163406" calcext:value-type="float">
            <text:p>2.203789163406E-06</text:p>
          </table:table-cell>
          <table:table-cell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4"/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C20-L0.18-A28-CIRCLE SUM-ARC-AREA/SUM-CHORD-LENGTH <text:s text:c="5"/></text:p>
          </table:table-cell>
          <table:table-cell table:style-name="ce1" office:value-type="float" office:value="0.000004407213023407" calcext:value-type="float">
            <text:p>4.407213023407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CIRCLE SUM-ARC-AREA/SUM-CHORD-LENGTH <text:s text:c="5"/></text:p>
          </table:table-cell>
          <table:table-cell table:style-name="ce1" office:value-type="float" office:value="0.00000661027138322" calcext:value-type="float">
            <text:p>6.610271383220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CIRCLE SUM-ARC-AREA/SUM-CHORD-LENGTH <text:s text:c="5"/></text:p>
          </table:table-cell>
          <table:table-cell table:style-name="ce1" office:value-type="float" office:value="0.00000881295627196" calcext:value-type="float">
            <text:p>8.812956271960E-06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C10-L0.18-A28-ELLIPSE SUM-ARC-AREA/SUM-CHORD-LENGTH <text:s text:c="5"/></text:p>
          </table:table-cell>
          <table:table-cell table:style-name="ce1" office:value-type="float" office:value="0.00001386987988559" calcext:value-type="float">
            <text:p>1.386987988559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ELLIPSE SUM-ARC-AREA/SUM-CHORD-LENGTH <text:s text:c="5"/></text:p>
          </table:table-cell>
          <table:table-cell table:style-name="ce1" office:value-type="float" office:value="0.00002387508767166" calcext:value-type="float">
            <text:p>2.387508767166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ELLIPSE SUM-ARC-AREA/SUM-CHORD-LENGTH <text:s text:c="5"/></text:p>
          </table:table-cell>
          <table:table-cell table:style-name="ce1" office:value-type="float" office:value="0.00003042915776933" calcext:value-type="float">
            <text:p>3.042915776933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ELLIPSE SUM-ARC-AREA/SUM-CHORD-LENGTH <text:s text:c="5"/></text:p>
          </table:table-cell>
          <table:table-cell table:style-name="ce1" office:value-type="float" office:value="0.00003399976598039" calcext:value-type="float">
            <text:p>3.399976598039E-05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DROP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C10-L0.18-A28-TEARDROP SUM-ARC-AREA/SUM-CHORD-LENGTH <text:s text:c="5"/></text:p>
          </table:table-cell>
          <table:table-cell table:style-name="ce1" office:value-type="float" office:value="0.00005705012452441" calcext:value-type="float">
            <text:p>5.705012452441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TEARDROP SUM-ARC-AREA/SUM-CHORD-LENGTH <text:s text:c="5"/></text:p>
          </table:table-cell>
          <table:table-cell table:style-name="ce1" office:value-type="float" office:value="0.00007011661778683" calcext:value-type="float">
            <text:p>7.011661778683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TEARDROP SUM-ARC-AREA/SUM-CHORD-LENGTH <text:s text:c="5"/></text:p>
          </table:table-cell>
          <table:table-cell table:style-name="ce1" office:value-type="float" office:value="0.00007202851879506" calcext:value-type="float">
            <text:p>7.202851879506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TEARDROP SUM-ARC-AREA/SUM-CHORD-LENGTH <text:s text:c="5"/></text:p>
          </table:table-cell>
          <table:table-cell table:style-name="ce1" office:value-type="float" office:value="0.00007202932786929" calcext:value-type="float">
            <text:p>7.202932786929E-05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ERFLY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C10-L0.18-A28-BUTTERFLY SUM-ARC-AREA/SUM-CHORD-LENGTH <text:s text:c="5"/></text:p>
          </table:table-cell>
          <table:table-cell table:style-name="ce1" office:value-type="float" office:value="0.000005445092899523" calcext:value-type="float">
            <text:p>5.445092899523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BUTTERFLY SUM-ARC-AREA/SUM-CHORD-LENGTH <text:s text:c="5"/></text:p>
          </table:table-cell>
          <table:table-cell table:style-name="ce1" office:value-type="float" office:value="0.000009925041122094" calcext:value-type="float">
            <text:p>9.925041122094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BUTTERFLY SUM-ARC-AREA/SUM-CHORD-LENGTH <text:s text:c="5"/></text:p>
          </table:table-cell>
          <table:table-cell table:style-name="ce1" office:value-type="float" office:value="0.00001361121273884" calcext:value-type="float">
            <text:p>1.361121273884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BUTTERFLY SUM-ARC-AREA/SUM-CHORD-LENGTH <text:s text:c="5"/></text:p>
          </table:table-cell>
          <table:table-cell table:style-name="ce1" office:value-type="float" office:value="0.00001643334424114" calcext:value-type="float">
            <text:p>1.643334424114E-05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AILSHELL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FC10-L0.18-A28-SNAILSHELL SUM-ARC-AREA/SUM-CHORD-LENGTH <text:s text:c="5"/></text:p>
          </table:table-cell>
          <table:table-cell table:style-name="ce1" office:value-type="float" office:value="0.00003691654413053" calcext:value-type="float">
            <text:p>3.691654413053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SNAILSHELL SUM-ARC-AREA/SUM-CHORD-LENGTH <text:s text:c="5"/></text:p>
          </table:table-cell>
          <table:table-cell table:style-name="ce1" office:value-type="float" office:value="0.00004524898511695" calcext:value-type="float">
            <text:p>4.524898511695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SNAILSHELL SUM-ARC-AREA/SUM-CHORD-LENGTH <text:s text:c="5"/></text:p>
          </table:table-cell>
          <table:table-cell table:style-name="ce1" office:value-type="float" office:value="0.00004881992306637" calcext:value-type="float">
            <text:p>4.881992306637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SNAILSHELL SUM-ARC-AREA/SUM-CHORD-LENGTH <text:s text:c="5"/></text:p>
          </table:table-cell>
          <table:table-cell table:style-name="ce1" office:value-type="float" office:value="0.00005085042486059" calcext:value-type="float">
            <text:p>5.085042486059E-05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EWED ASTROID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C10-L0.18-A28-SKEWEDASTROID SUM-ARC-AREA/SUM-CHORD-LENGTH <text:s text:c="5"/></text:p>
          </table:table-cell>
          <table:table-cell table:style-name="ce1" office:value-type="float" office:value="0.000001158518631091" calcext:value-type="float">
            <text:p>1.158518631091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SKEWEDASTROID SUM-ARC-AREA/SUM-CHORD-LENGTH <text:s text:c="5"/></text:p>
          </table:table-cell>
          <table:table-cell table:style-name="ce1" office:value-type="float" office:value="0.000002316710975042" calcext:value-type="float">
            <text:p>2.316710975042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SKEWEDASTROID SUM-ARC-AREA/SUM-CHORD-LENGTH <text:s text:c="5"/></text:p>
          </table:table-cell>
          <table:table-cell table:style-name="ce1" office:value-type="float" office:value="0.000003474576811966" calcext:value-type="float">
            <text:p>3.474576811966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SKEWEDASTROID SUM-ARC-AREA/SUM-CHORD-LENGTH <text:s text:c="5"/></text:p>
          </table:table-cell>
          <table:table-cell table:style-name="ce1" office:value-type="float" office:value="0.000004632116113725" calcext:value-type="float">
            <text:p>4.632116113725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BBON-10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C10-L0.18-A28-RIBBON-10L SUM-ARC-AREA/SUM-CHORD-LENGTH <text:s text:c="5"/></text:p>
          </table:table-cell>
          <table:table-cell table:style-name="ce1" office:value-type="float" office:value="0.0004820054776519" calcext:value-type="float">
            <text:p>4.820054776519E-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RIBBON-10L SUM-ARC-AREA/SUM-CHORD-LENGTH <text:s text:c="5"/></text:p>
          </table:table-cell>
          <table:table-cell table:style-name="ce1" office:value-type="float" office:value="0.0004819406921788" calcext:value-type="float">
            <text:p>4.819406921788E-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RIBBON-10L SUM-ARC-AREA/SUM-CHORD-LENGTH <text:s text:c="5"/></text:p>
          </table:table-cell>
          <table:table-cell table:style-name="ce1" office:value-type="float" office:value="0.0004818512589475" calcext:value-type="float">
            <text:p>4.818512589475E-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RIBBON-10L SUM-ARC-AREA/SUM-CHORD-LENGTH <text:s text:c="5"/></text:p>
          </table:table-cell>
          <table:table-cell table:style-name="ce1" office:value-type="float" office:value="0.0004818661991448" calcext:value-type="float">
            <text:p>4.818661991448E-0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BBON-100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C10-L0.18-A28-RIBBON-100L SUM-ARC-AREA/SUM-CHORD-LENGTH <text:s text:c="5"/></text:p>
          </table:table-cell>
          <table:table-cell table:style-name="ce1" office:value-type="float" office:value="0.00004751833890898" calcext:value-type="float">
            <text:p>4.751833890898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RIBBON-100L SUM-ARC-AREA/SUM-CHORD-LENGTH <text:s text:c="5"/></text:p>
          </table:table-cell>
          <table:table-cell table:style-name="ce1" office:value-type="float" office:value="0.00004822057586226" calcext:value-type="float">
            <text:p>4.822057586226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RIBBON-100L SUM-ARC-AREA/SUM-CHORD-LENGTH <text:s text:c="5"/></text:p>
          </table:table-cell>
          <table:table-cell table:style-name="ce1" office:value-type="float" office:value="0.00004821346349097" calcext:value-type="float">
            <text:p>4.821346349097E-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RIBBON-100L SUM-ARC-AREA/SUM-CHORD-LENGTH <text:s text:c="5"/></text:p>
          </table:table-cell>
          <table:table-cell table:style-name="ce1" office:value-type="float" office:value="0.00004820475130965" calcext:value-type="float">
            <text:p>4.820475130965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TEPI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C10-L0.18-A28-ASTEPI SUM-ARC-AREA/SUM-CHORD-LENGTH <text:s text:c="5"/></text:p>
          </table:table-cell>
          <table:table-cell table:style-name="ce1" office:value-type="float" office:value="0.000001971493430212" calcext:value-type="float">
            <text:p>1.971493430212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ASTEPI SUM-ARC-AREA/SUM-CHORD-LENGTH <text:s text:c="5"/></text:p>
          </table:table-cell>
          <table:table-cell table:style-name="ce1" office:value-type="float" office:value="0.000003851719659103" calcext:value-type="float">
            <text:p>3.851719659103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30-L0.18-A28-ASTEPI SUM-ARC-AREA/SUM-CHORD-LENGTH <text:s text:c="5"/></text:p>
          </table:table-cell>
          <table:table-cell table:style-name="ce1" office:value-type="float" office:value="0.000005606883043752" calcext:value-type="float">
            <text:p>5.606883043752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40-L0.18-A28-ASTEPI SUM-ARC-AREA/SUM-CHORD-LENGTH <text:s text:c="5"/></text:p>
          </table:table-cell>
          <table:table-cell table:style-name="ce1" office:value-type="float" office:value="0.000007299193359018" calcext:value-type="float">
            <text:p>7.299193359018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AHY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C10-L0.18-A28-SNAHYP SUM-ARC-AREA/SUM-CHORD-LENGTH <text:s text:c="5"/></text:p>
          </table:table-cell>
          <table:table-cell table:style-name="ce1" office:value-type="float" office:value="0.000005943528031539" calcext:value-type="float">
            <text:p>5.943528031539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0-L0.18-A28-SNAHYP SUM-ARC-AREA/SUM-CHORD-LENGTH <text:s text:c="5"/></text:p>
          </table:table-cell>
          <table:table-cell table:style-name="ce1" office:value-type="float" office:value="0.000008356965006276" calcext:value-type="float">
            <text:p>8.356965006276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5-L0.18-A28-SNAHYP SUM-ARC-AREA/SUM-CHORD-LENGTH <text:s text:c="5"/></text:p>
          </table:table-cell>
          <table:table-cell table:style-name="ce1" office:value-type="float" office:value="0.000009309385400583" calcext:value-type="float">
            <text:p>9.309385400583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C28-L0.18-A28-SNAHYP SUM-ARC-AREA/SUM-CHORD-LENGTH <text:s text:c="5"/></text:p>
          </table:table-cell>
          <table:table-cell table:style-name="ce1" office:value-type="float" office:value="0.00000981200996486" calcext:value-type="float">
            <text:p>9.812009964860E-06</text:p>
          </table:table-cell>
          <table:table-cell table:number-columns-repeated="15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15"/>
        </table:table-row>
        <table:table-row table:style-name="ro1" table:number-rows-repeated="104848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LL SUMMARY" table:style-name="ta1">
        <table:table-column table:style-name="co16" table:number-columns-repeated="2" table:default-cell-style-name="Default"/>
        <table:table-column table:style-name="co16" table:visibility="collapse" table:number-columns-repeated="2" table:default-cell-style-name="Default"/>
        <table:table-column table:style-name="co17" table:default-cell-style-name="Default"/>
        <table:table-column table:style-name="co18" table:default-cell-style-name="ce1"/>
        <table:table-column table:style-name="co16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) CIRC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2) ELLIP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3) TEARDRO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4) BUTTERFL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5) SKEWEDASTROI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6) SNAILSHEL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7) RIBBON-1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8) RIBBON-10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4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9) ASTEP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0) SNAHY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 SNAHYP GOO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SNAHYP BAD - EPS VALUE DOMINANT FACTOR GEOMETRY IN 4 CONSTRAI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0:29] process exited with status 1, elapsed time: 08.51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0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9:00] process exited with status 1, elapsed time: 08.17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5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2:44] process exited with status 1, elapsed time: 08.34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BIGGER LAMDA 0.25 MORE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6:36] process exited with status 1, elapsed time: 08.39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7:58:37] process exited with status 1, elapsed time: 08.67s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LHAMDULILLAH 3 TIMES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8:00:54.827333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22T08:37:56.534992103</dc:date>
    <meta:editing-duration>PT4H41S</meta:editing-duration>
    <meta:editing-cycles>29</meta:editing-cycles>
    <meta:document-statistic meta:table-count="2" meta:cell-count="2013" meta:object-count="0"/>
  </office:meta>
</office:document-meta>
</file>